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517" officeooo:paragraph-rsid="00047517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60352" officeooo:paragraph-rsid="00060352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77c21" officeooo:paragraph-rsid="00077c21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047517" officeooo:paragraph-rsid="00047517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60352" officeooo:paragraph-rsid="00060352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84dbc" officeooo:paragraph-rsid="00084dbc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officeooo:rsid="00047517" officeooo:paragraph-rsid="000475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I:</text:p>
      <text:p text:style-name="P1">Sidebar:</text:p>
      <text:p text:style-name="P4">Uporabnik (select)</text:p>
      <text:p text:style-name="P4">Asistent (select)</text:p>
      <text:p text:style-name="P4">Teden <text:s/>(pripravljen)</text:p>
      <text:p text:style-name="P4">Izpisi (popup):</text:p>
      <text:p text:style-name="P7">tedenski urniki</text:p>
      <text:p text:style-name="P7">mesečna prisotnost</text:p>
      <text:p text:style-name="P7">pokritost uporabnika</text:p>
      <text:p text:style-name="P4">Nastavitve (popup, najbolje zaščiten z geslom):</text:p>
      <text:p text:style-name="P7">spisek uporabnikov (dodajanje in brisanje, brisanje dodatno preverjanje)</text:p>
      <text:p text:style-name="P7">spisek asistentov (dodajanje in brisanje, brisanje dodatno preverjanje)</text:p>
      <text:p text:style-name="P7">priprava, urejanje in pregled baze (backup, nova baza … )</text:p>
      <text:p text:style-name="P7"/>
      <text:p text:style-name="P2">Baza:</text:p>
      <text:p text:style-name="P5">po dnevih</text:p>
      <text:p text:style-name="P5">datum [ključ] | ure0_6a | ure0_6b | ure6_16a | ure6_16b | ure16_22a | ure16_22b | ure22_24a | ure22_24b | opombe</text:p>
      <text:p text:style-name="P2"/>
      <text:p text:style-name="P3">Vnos:</text:p>
      <text:p text:style-name="P6">rhandsontable?</text:p>
      <text:p text:style-name="P6">Grafični?</text:p>
      <text:p text:style-name="P6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1:07:37.186324662</meta:creation-date>
    <dc:date>2020-10-28T12:19:03.362908402</dc:date>
    <meta:editing-duration>PT10M2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74" meta:character-count="535" meta:non-whitespace-character-count="479"/>
  </office:meta>
</office:document-meta>
</file>